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7.311cm" svg:y="9.064cm">
            <draw:object draw:notify-on-update-of-ranges="Tabelle1.A3:Tabelle1.A4 Tabelle1.A5:Tabelle1.A14 Tabelle1.B3:Tabelle1.B4 Tabelle1.B5:Tabelle1.B14 Tabelle1.C5:Tabelle1.C14 Tabelle1.D3:Tabelle1.D4 Tabelle1.D5:Tabelle1.D14 Tabelle1.E5:Tabelle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table:number-columns-spanned="5" table:number-rows-spanned="1">
            <text:p>Evaluation Tageslichtfilter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table:number-columns-spanned="1" table:number-rows-spanned="2">
            <text:p>Abstand (mm)</text:p>
          </table:table-cell>
          <table:table-cell table:style-name="ce2" office:value-type="string" table:number-columns-spanned="2" table:number-rows-spanned="1">
            <text:p>Rohdaten</text:p>
          </table:table-cell>
          <table:covered-table-cell/>
          <table:table-cell table:style-name="ce2" office:value-type="string" table:number-columns-spanned="2" table:number-rows-spanned="1">
            <text:p>Gefiltert</text:p>
          </table:table-cell>
          <table:covered-table-cell/>
        </table:table-row>
        <table:table-row table:style-name="ro1">
          <table:covered-table-cell/>
          <table:table-cell office:value-type="string">
            <text:p>unbeleuchtet</text:p>
          </table:table-cell>
          <table:table-cell office:value-type="string">
            <text:p>beleuchtet</text:p>
          </table:table-cell>
          <table:table-cell office:value-type="string">
            <text:p>unbeleuchtet</text:p>
          </table:table-cell>
          <table:table-cell office:value-type="string">
            <text:p>beleuchte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office:value-type="float" office:value="227">
            <text:p>227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184">
            <text:p>184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e </meta:initial-creator>
    <meta:creation-date>2014-01-09T11:54:23</meta:creation-date>
    <dc:date>2014-01-09T13:47:40</dc:date>
    <dc:creator>hanse </dc:creator>
    <meta:editing-duration>PT6M56S</meta:editing-duration>
    <meta:editing-cycles>1</meta:editing-cycles>
    <meta:document-statistic meta:table-count="3" meta:cell-count="5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454cm" style:legend-expansion="high" chart:style-name="ch2"/>
        <chart:plot-area chart:style-name="ch3" table:cell-range-address="Tabelle1.A3:Tabelle1.B14 Tabelle1.C5:Tabelle1.E14 Tabelle1.D3:Tabelle1.D4" chart:data-source-has-labels="both" svg:x="1.331cm" svg:y="0.855cm" svg:width="9.166cm" svg:height="6.984cm">
          <chartooo:coordinate-region svg:x="2.138cm" svg:y="1.054cm" svg:width="8.08cm" svg:height="6.138cm"/>
          <chart:axis chart:dimension="x" chart:name="primary-x" chart:style-name="ch4" chartooo:axis-type="auto">
            <chart:title svg:x="4.851cm" svg:y="8.019cm" chart:style-name="ch5">
              <text:p>Abstand (mm)</text:p>
            </chart:title>
            <chart:categories table:cell-range-address="Tabelle1.A5:Tabelle1.A14"/>
          </chart:axis>
          <chart:axis chart:dimension="y" chart:name="primary-y" chart:style-name="ch4">
            <chart:title svg:x="0.451cm" svg:y="5.224cm" chart:style-name="ch6">
              <text:p>Sensorwert</text:p>
            </chart:title>
            <chart:grid chart:style-name="ch7" chart:class="major"/>
          </chart:axis>
          <chart:series chart:style-name="ch8" chart:values-cell-range-address="Tabelle1.B5:Tabelle1.B14" chart:label-cell-address="Tabelle1.B3:Tabelle1.B4" chart:class="chart:scatter">
            <chart:domain table:cell-range-address="Tabelle1.A5:Tabelle1.A14"/>
            <chart:data-point chart:repeated="10"/>
          </chart:series>
          <chart:series chart:style-name="ch9" chart:values-cell-range-address="Tabelle1.C5:Tabelle1.C14" chart:label-cell-address="" chart:class="chart:scatter">
            <chart:data-point chart:repeated="10"/>
          </chart:series>
          <chart:series chart:style-name="ch10" chart:values-cell-range-address="Tabelle1.D5:Tabelle1.D14" chart:label-cell-address="Tabelle1.D3:Tabelle1.D4" chart:class="chart:scatter">
            <chart:data-point chart:repeated="10"/>
          </chart:series>
          <chart:series chart:style-name="ch11" chart:values-cell-range-address="Tabelle1.E5:Tabelle1.E14" chart:label-cell-address="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hdaten unbeleuchtet</text:p>
                <text:list>
                  <text:list-item>
                    <text:p>Rohdaten</text:p>
                  </text:list-item>
                  <text:list-item>
                    <text:p>unbeleuchtet</text:p>
                  </text:list-item>
                </text:list>
                <draw:g>
                  <svg:desc>Tabelle1.B3:Tabelle1.B4</svg:desc>
                </draw:g>
              </table:table-cell>
              <table:table-cell office:value-type="string">
                <text:p>Rohdaten beleuchtet</text:p>
              </table:table-cell>
              <table:table-cell office:value-type="string">
                <text:p>Gefiltert unbeleuchtet</text:p>
                <text:list>
                  <text:list-item>
                    <text:p>Gefiltert</text:p>
                  </text:list-item>
                  <text:list-item>
                    <text:p>unbeleuchtet</text:p>
                  </text:list-item>
                </text:list>
                <draw:g>
                  <svg:desc>Tabelle1.D3:Tabelle1.D4</svg:desc>
                </draw:g>
              </table:table-cell>
              <table:table-cell office:value-type="string">
                <text:p>Gefiltert beleuchte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elle1.A5:Tabelle1.A14</svg:desc>
                </draw:g>
              </table:table-cell>
              <table:table-cell office:value-type="float" office:value="201">
                <text:p>201</text:p>
                <draw:g>
                  <svg:desc>Tabelle1.B5:Tabelle1.B14</svg:desc>
                </draw:g>
              </table:table-cell>
              <table:table-cell office:value-type="float" office:value="227">
                <text:p>227</text:p>
                <draw:g>
                  <svg:desc>Tabelle1.C5:Tabelle1.C14</svg:desc>
                </draw:g>
              </table:table-cell>
              <table:table-cell office:value-type="float" office:value="191">
                <text:p>191</text:p>
                <draw:g>
                  <svg:desc>Tabelle1.D5:Tabelle1.D14</svg:desc>
                </draw:g>
              </table:table-cell>
              <table:table-cell office:value-type="float" office:value="192">
                <text:p>192</text:p>
                <draw:g>
                  <svg:desc>Tabelle1.E5:Tabelle1.E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184">
                <text:p>18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154">
                <text:p>15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10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